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>
      <style:paragraph-properties fo:margin-left="5.08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33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ies for Retail Sale Associate </text:p>
      <text:p text:style-name="Standard"/>
      <text:list xml:id="list1132590547" text:style-name="WWNum2">
        <text:list-item>
          <text:p text:style-name="P1">Choose any of your possession for example Mobile phone, laptop etc and record a video while demonstrating the product. You can choose your parents or friends as your customers. Include the key point such as <text:line-break/> <text:s text:c="8"/>a. <text:s/>What is the product?<text:line-break/> <text:s text:c="8"/>b. How is it useful?<text:line-break/> <text:s text:c="8"/>c. State the features specifications<text:line-break/> <text:s text:c="8"/>d. How is it different from its competition in the market?<text:line-break/><text:line-break/>Let them intervene and put questions. Later you can watch the video and work on your weak points<text:line-break/> </text:p>
        </text:list-item>
        <text:list-item>
          <text:p text:style-name="P1">While handling a customer you figured out that the customer i<text:span text:style-name="T1">s rude, unruly or confrontational, how would you respond? <text:line-break/></text:span></text:p>
        </text:list-item>
        <text:list-item>
          <text:p text:style-name="P1"><text:span text:style-name="T1">Imagine you are the customer who is visiting your store. Prepare 3 most difficult questions that the customer can ask about your product or service.<text:line-break/></text:span></text:p>
        </text:list-item>
        <text:list-item>
          <text:p text:style-name="P1"><text:span text:style-name="T1">Go to your nearest outlet(any) and make a note of all the security equipment’s that are installed there. <text:s/>Also, inquire about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"><text:span text:style-name="T1">How do they regularly monitor their surveillance system?</text:span></text:p>
                                    </text:list-item>
                                    <text:list-item>
                                      <text:p text:style-name="P1"><text:span text:style-name="T1">How do they handle if they catch someone snitching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ha Pal</meta:initial-creator>
    <dc:creator>Abha Pal</dc:creator>
    <meta:editing-cycles>1</meta:editing-cycles>
    <meta:creation-date>2020-06-03T12:56:00</meta:creation-date>
    <dc:date>2020-06-03T13:25:00</dc:date>
    <meta:editing-duration>PT29M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172" meta:character-count="1036" meta:non-whitespace-character-count="8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